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textarea-vertical-align="top" fo:min-height="20.257cm"/>
    </style:style>
    <style:style style:name="pr5" style:family="presentation" style:parent-style-name="Default-title">
      <style:graphic-properties fo:min-height="3.506cm"/>
    </style:style>
    <style:style style:name="pr6" style:family="presentation" style:parent-style-name="Default-subtitle">
      <style:graphic-properties draw:fill-color="#ffffff" draw:textarea-vertical-align="top" fo:min-height="13.927cm"/>
    </style:style>
    <style:style style:name="pr7" style:family="presentation" style:parent-style-name="Default-outline1">
      <style:graphic-properties fo:min-height="11.929cm"/>
    </style:style>
    <style:style style:name="pr8" style:family="presentation" style:parent-style-name="Default-title">
      <style:graphic-properties fo:min-height="5.209cm"/>
    </style:style>
    <style:style style:name="P1" style:family="paragraph">
      <style:paragraph-properties fo:text-align="center" fo:text-align-last="center"/>
    </style:style>
    <style:style style:name="P2" style:family="paragraph">
      <style:paragraph-properties fo:text-align="start"/>
    </style:style>
    <style:style style:name="P3" style:family="paragraph">
      <style:paragraph-properties fo:margin-left="5cm" fo:margin-right="0cm" fo:text-align="start" fo:text-indent="0cm"/>
    </style:style>
    <style:style style:name="P4" style:family="paragraph">
      <style:paragraph-properties fo:margin-left="5cm" fo:margin-right="0cm" fo:text-align="center" fo:text-align-last="center" fo:text-indent="0cm"/>
    </style:style>
    <style:style style:name="P5" style:family="paragraph">
      <loext:graphic-properties draw:fill-color="#ffffff"/>
      <style:paragraph-properties fo:text-align="center" fo:text-align-last="center"/>
    </style:style>
    <style:style style:name="P6" style:family="paragraph">
      <loext:graphic-properties draw:fill-color="#ffffff"/>
    </style:style>
    <style:style style:name="P7" style:family="paragraph">
      <style:paragraph-properties fo:margin-left="0cm" fo:margin-right="0cm" fo:text-align="center" fo:text-align-last="center" fo:text-indent="0cm"/>
    </style:style>
    <style:style style:name="P8" style:family="paragraph">
      <style:paragraph-properties fo:margin-left="3cm" fo:margin-right="0cm" fo:text-align="start" fo:text-indent="0cm"/>
    </style:style>
    <style:style style:name="P9" style:family="paragraph">
      <loext:graphic-properties draw:fill-color="#ffffff"/>
      <style:paragraph-properties fo:margin-left="0cm" fo:margin-right="0cm" fo:text-align="center" fo:text-align-last="center" fo:text-indent="0cm"/>
    </style:style>
    <style:style style:name="P10" style:family="paragraph">
      <style:paragraph-properties fo:text-align="center" fo:text-align-last="center"/>
      <style:text-properties fo:font-size="28pt"/>
    </style:style>
    <style:style style:name="P11" style:family="paragraph">
      <style:paragraph-properties fo:margin-left="2cm" fo:margin-right="0cm" fo:text-align="start" fo:text-indent="0cm"/>
      <style:text-properties fo:font-size="28pt"/>
    </style:style>
    <style:style style:name="P12" style:family="paragraph">
      <style:paragraph-properties fo:margin-left="3cm" fo:margin-right="0cm" fo:text-align="start" fo:text-indent="0cm"/>
      <style:text-properties fo:font-size="28pt"/>
    </style:style>
    <style:style style:name="P13" style:family="paragraph">
      <style:paragraph-properties fo:margin-left="0cm" fo:margin-right="0cm" fo:text-align="center" fo:text-align-last="center" fo:text-indent="0cm"/>
      <style:text-properties fo:font-size="28pt"/>
    </style:style>
    <style:style style:name="P14" style:family="paragraph">
      <loext:graphic-properties draw:fill-color="#ffffff"/>
      <style:paragraph-properties fo:text-align="center" fo:text-align-last="center"/>
      <style:text-properties fo:font-size="28pt"/>
    </style:style>
    <style:style style:name="P15" style:family="paragraph">
      <style:paragraph-properties fo:margin-left="2cm" fo:margin-right="0cm" fo:text-align="start" fo:text-indent="0cm"/>
    </style:style>
    <style:style style:name="P16" style:family="paragraph">
      <loext:graphic-properties draw:fill-color="#ffffff"/>
      <style:paragraph-properties fo:margin-left="2cm" fo:margin-right="0cm" fo:text-align="start" fo:text-indent="0cm"/>
    </style:style>
    <style:style style:name="P17" style:family="paragraph">
      <style:paragraph-properties fo:margin-left="2cm" fo:margin-right="0cm" fo:text-indent="0cm"/>
      <style:text-properties fo:font-size="96pt" style:font-size-asian="96pt" style:font-size-complex="96pt"/>
    </style:style>
    <style:style style:name="P18" style:family="paragraph">
      <style:text-properties fo:font-weight="bold" style:font-weight-asian="bold" style:font-weight-complex="bold"/>
    </style:style>
    <style:style style:name="P19" style:family="paragraph">
      <style:paragraph-properties fo:text-align="center"/>
    </style:style>
    <style:style style:name="P20" style:family="paragraph">
      <style:paragraph-properties fo:margin-left="2cm" fo:margin-right="0cm" fo:text-indent="0cm"/>
    </style:style>
    <style:style style:name="P21"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asian="32pt" style:font-size-complex="32pt"/>
    </style:style>
    <style:style style:name="T4" style:family="text">
      <style:text-properties fo:font-size="96pt" style:font-size-asian="96pt" style:font-size-complex="96pt"/>
    </style:style>
    <style:style style:name="T5" style:family="text">
      <style:text-properties fo:font-size="96pt" fo:font-weight="bold" style:font-size-asian="96pt" style:font-weight-asian="bold" style:font-size-complex="96pt" style:font-weight-complex="bold"/>
    </style:style>
    <style:style style:name="T6" style:family="text">
      <style:text-properties fo:font-size="72pt" style:font-size-asian="72pt" style:font-size-complex="72pt"/>
    </style:style>
    <style:style style:name="T7" style:family="text">
      <style:text-properties fo:font-size="72pt" fo:font-weight="bold" style:font-size-asian="72pt" style:font-weight-asian="bold" style:font-size-complex="72pt" style:font-weight-complex="bold"/>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3.506cm" svg:x="1.4cm" svg:y="0.837cm" presentation:class="title">
          <draw:text-box>
            <text:p>Functional Programming In JavaScript</text:p>
          </draw:text-box>
        </draw:frame>
        <draw:frame presentation:style-name="pr2" draw:text-style-name="P5" draw:layer="layout" svg:width="25.199cm" svg:height="16.255cm" svg:x="1.4cm" svg:y="0.837cm" presentation:class="subtitle">
          <draw:text-box>
            <text:p text:style-name="P1">Functional Programming Core Philosophy</text:p>
            <text:list text:style-name="L2">
              <text:list-header>
                <text:p text:style-name="P2"/>
              </text:list-header>
              <text:list-item>
                <text:p text:style-name="P3">Functions</text:p>
              </text:list-item>
              <text:list-item>
                <text:p text:style-name="P3">Mathematics</text:p>
                <text:p text:style-name="P4"/>
              </text:list-item>
            </text:list>
          </draw:text-box>
        </draw:frame>
        <presentation:notes draw:style-name="dp2">
          <draw:page-thumbnail draw:style-name="gr1"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2" draw:text-style-name="P9" draw:layer="layout" svg:width="25.199cm" svg:height="16.255cm" svg:x="1.4cm" svg:y="0.837cm" presentation:class="subtitle" presentation:user-transformed="true">
          <draw:text-box>
            <text:p text:style-name="P7"/>
            <text:p text:style-name="P8">Take the following functions:</text:p>
            <text:p text:style-name="P7"/>
            <text:p text:style-name="P7"><text:span text:style-name="T1">f(x,y) = y * x / (x + y)</text:span></text:p>
            <text:p text:style-name="P7"/>
            <text:p text:style-name="P8">Assuming a fixed <text:span text:style-name="T1">x’</text:span> and <text:span text:style-name="T1">y’</text:span>:</text:p>
            <text:p text:style-name="P7"/>
            <text:p text:style-name="P7"><text:span text:style-name="T1">f(x’,y’) = f(x’,y’)</text:span></text:p>
            <text:p text:style-name="P7"/>
            <text:p text:style-name="P8">...always</text:p>
            <text:p text:style-name="P7"/>
            <text:p text:style-name="P7"/>
          </draw:text-box>
        </draw:frame>
        <presentation:notes draw:style-name="dp2">
          <draw:page-thumbnail draw:style-name="gr1"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4" draw:text-style-name="P14" draw:layer="layout" svg:width="25.199cm" svg:height="20.257cm" svg:x="1.4cm" svg:y="0.837cm" presentation:class="subtitle" presentation:user-transformed="true">
          <draw:text-box>
            <text:p text:style-name="P10"/>
            <text:p text:style-name="P11"><text:span text:style-name="T2">More formally,</text:span></text:p>
            <text:p text:style-name="P11"><text:span text:style-name="T2"/></text:p>
            <text:p text:style-name="P10"><text:span text:style-name="T1">f(x,y) = x*y/(x+y)</text:span></text:p>
            <text:p text:style-name="P10"/>
            <text:p text:style-name="P11">Has the following properties:</text:p>
            <text:p text:style-name="P12"><text:span text:style-name="T3"/></text:p>
            <text:list text:style-name="L3">
              <text:list-item>
                <text:p text:style-name="P12"><text:span text:style-name="T3">Its behavior is completely deterministic on provided input</text:span></text:p>
              </text:list-item>
              <text:list-item>
                <text:p text:style-name="P12"><text:span text:style-name="T3">It does not affect any external change (including on its input parameters)</text:span></text:p>
                <text:p text:style-name="P10"/>
                <text:p text:style-name="P11">Remember:</text:p>
                <text:p text:style-name="P10"/>
              </text:list-item>
            </text:list>
            <text:p text:style-name="P13"><text:span text:style-name="T1">f(x’,y’) = f(x’,y’)</text:span></text:p>
            <text:p text:style-name="P11"/>
            <text:p text:style-name="P11">...always, regardless of whatever else is happening</text:p>
            <text:p text:style-name="P10"/>
          </draw:text-box>
        </draw:frame>
        <presentation:notes draw:style-name="dp2">
          <draw:page-thumbnail draw:style-name="gr1"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5" draw:layer="layout" svg:width="25.199cm" svg:height="3.506cm" svg:x="1.4cm" svg:y="0.837cm" presentation:class="title">
          <draw:text-box>
            <text:p>Can Entire Programs Be Entirely Reprensented By This Paradigm?</text:p>
          </draw:text-box>
        </draw:frame>
        <draw:frame presentation:style-name="pr6" draw:text-style-name="P16" draw:layer="layout" svg:width="25.199cm" svg:height="15.193cm" svg:x="1.4cm" svg:y="4.914cm" presentation:class="subtitle" presentation:user-transformed="true">
          <draw:text-box>
            <text:p text:style-name="P15"/>
            <text:p text:style-name="P15">Spoiler Alert... no</text:p>
            <text:p text:style-name="P15"/>
            <text:p text:style-name="P15">You got databases, networks, user interaction, etc</text:p>
            <text:p text:style-name="P15"/>
            <text:p text:style-name="P15">But... you should isolate as much of your code into this paradigm as you can</text:p>
            <text:p text:style-name="P15"/>
            <text:p text:style-name="P15">And... even the part of your code that have side effects can benefit from some of functional programming’s structures</text:p>
          </draw:text-box>
        </draw:frame>
        <presentation:notes draw:style-name="dp2">
          <draw:page-thumbnail draw:style-name="gr1"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Things That Functional Programming Help Prevent, Part 1</text:p>
          </draw:text-box>
        </draw:frame>
        <draw:frame presentation:style-name="pr7" draw:text-style-name="P17" draw:layer="layout" svg:width="25.599cm" svg:height="15.6cm" svg:x="1.201cm" svg:y="4.8cm" presentation:class="outline" presentation:user-transformed="true">
          <draw:text-box>
            <text:list text:style-name="L4">
              <text:list-header>
                <text:p text:style-name="P17"><text:span text:style-name="T4">//This will be a </text:span><text:span text:style-name="T4">lot of fun to </text:span><text:span text:style-name="T4">test or debug</text:span></text:p>
                <text:p text:style-name="P17"><text:span text:style-name="T5">function </text:span><text:span text:style-name="T5">hotMess(db, </text:span><text:span text:style-name="T5">url, x, y) </text:span></text:p>
                <text:p text:style-name="P17"><text:span text:style-name="T5">{</text:span></text:p>
                <text:p text:style-name="P17"><text:span text:style-name="T4"><text:s text:c="3"/></text:span><text:span text:style-name="T4">//To unit test </text:span><text:span text:style-name="T4">the functional </text:span><text:span text:style-name="T4">code, I'll have </text:span><text:span text:style-name="T4">to sinon the </text:span><text:span text:style-name="T4">request with </text:span><text:span text:style-name="T4">some bogus </text:span><text:span text:style-name="T4">value</text:span></text:p>
                <text:p text:style-name="P17"><text:span text:style-name="T4"><text:s text:c="3"/></text:span><text:span text:style-name="T4">//And I don't </text:span><text:span text:style-name="T4">even want to </text:span><text:span text:style-name="T4">know how I'll </text:span><text:span text:style-name="T4">debug it if </text:span><text:span text:style-name="T4">there is a </text:span><text:span text:style-name="T4">problem</text:span></text:p>
                <text:p text:style-name="P17"><text:span text:style-name="T4"><text:s/></text:span><text:span text:style-name="T5"><text:s text:c="2"/></text:span><text:span text:style-name="T5">var </text:span><text:span text:style-name="T5">someResult </text:span><text:span text:style-name="T5">= request(url)</text:span></text:p>
                <text:p text:style-name="P17"><text:span text:style-name="T4"><text:s text:c="3"/></text:span></text:p>
                <text:p text:style-name="P17"><text:span text:style-name="T4"><text:s text:c="3"/></text:span><text:span text:style-name="T4">//This code </text:span><text:span text:style-name="T4">could be </text:span><text:span text:style-name="T4">made </text:span><text:span text:style-name="T4">functional</text:span></text:p>
                <text:p text:style-name="P17"><text:span text:style-name="T4"><text:s text:c="3"/></text:span><text:span text:style-name="T4">//As it is, it </text:span><text:span text:style-name="T4">is coupled </text:span><text:span text:style-name="T4">with both an </text:span><text:span text:style-name="T4">external </text:span><text:span text:style-name="T4">request and a </text:span><text:span text:style-name="T4">db store</text:span></text:p>
                <text:p text:style-name="P17"><text:span text:style-name="T4"><text:s text:c="2"/></text:span><text:span text:style-name="T4">//Assume for </text:span><text:span text:style-name="T4">a moment that </text:span><text:span text:style-name="T4">there is a bug </text:span><text:span text:style-name="T4">in this code </text:span><text:span text:style-name="T4">and I’ll have to </text:span><text:span text:style-name="T4">troubleshoot it</text:span></text:p>
                <text:p text:style-name="P17"><text:span text:style-name="T4"><text:s/></text:span><text:span text:style-name="T5"><text:s text:c="2"/></text:span><text:span text:style-name="T5">if(someResul</text:span><text:span text:style-name="T5">t.forceAdd || </text:span><text:span text:style-name="T5">y == 0) {</text:span></text:p>
                <text:p text:style-name="P17"><text:span text:style-name="T5"><text:s text:c="7"/></text:span><text:span text:style-name="T5">var </text:span><text:span text:style-name="T5">result = x + y <text:s/></text:span><text:span text:style-name="T5"><text:s/></text:span></text:p>
                <text:p text:style-name="P17"><text:span text:style-name="T5"><text:s text:c="3"/></text:span><text:span text:style-name="T5">} else</text:span></text:p>
                <text:p text:style-name="P17"><text:span text:style-name="T5"><text:s text:c="7"/></text:span><text:span text:style-name="T5">var </text:span><text:span text:style-name="T5">result = x/y</text:span></text:p>
                <text:p text:style-name="P17"><text:span text:style-name="T5"><text:s text:c="3"/></text:span><text:span text:style-name="T5">}</text:span></text:p>
                <text:p text:style-name="P17"><text:span text:style-name="T4"><text:s text:c="2"/></text:span></text:p>
                <text:p text:style-name="P17"><text:span text:style-name="T4"><text:s text:c="3"/></text:span><text:span text:style-name="T4">//More </text:span><text:span text:style-name="T4">sinon. Why </text:span><text:span text:style-name="T4">not, we're on </text:span><text:span text:style-name="T4">a roll right? </text:span><text:span text:style-name="T4">And a </text:span><text:span text:style-name="T4">database </text:span><text:span text:style-name="T4">required to </text:span><text:span text:style-name="T4">manually </text:span><text:span text:style-name="T4">troubleshoot </text:span><text:span text:style-name="T4">now...</text:span></text:p>
                <text:p text:style-name="P17"><text:span text:style-name="T4"><text:s text:c="3"/></text:span><text:span text:style-name="T5">db.put(result)</text:span><text:span text:style-name="T5">;</text:span></text:p>
                <text:p text:style-name="P17"><text:span text:style-name="T4">}</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draw:frame presentation:style-name="pr5" draw:layer="layout" svg:width="25.199cm" svg:height="3.506cm" svg:x="1.4cm" svg:y="0.837cm" presentation:class="title">
          <draw:text-box>
            <text:p>Things That Functional Programming Help Prevent, Part 2</text:p>
          </draw:text-box>
        </draw:frame>
        <draw:frame presentation:style-name="pr7" draw:layer="layout" svg:width="25.8cm" svg:height="15.486cm" svg:x="1.4cm" svg:y="4.914cm" presentation:class="outline" presentation:user-transformed="true">
          <draw:text-box>
            <text:list text:style-name="L4">
              <text:list-header>
                <text:p>//Some object oriented code with a mutable state. Assume we can’t use Math for this example</text:p>
                <text:p><text:span text:style-name="T1">var myVal = new arithmetics();</text:span></text:p>
                <text:p><text:span text:style-name="T1">test(myVal.val() == 0); <text:s text:c="3"/></text:span><text:s/>//It starts at 0!</text:p>
                <text:p/>
                <text:p>//***This new code was just added by Adams***</text:p>
                <text:p><text:span text:style-name="T1">myVal.cos();</text:span></text:p>
                <text:p><text:span text:style-name="T1">test(myVal.val() == 1);</text:span> <text:s text:c="4"/>//It cosines!</text:p>
                <text:p>//***This code will break all the unit tests below***</text:p>
                <text:p>//***Here, I'm using tests to demonstrate the more generic problem of having various parts of the code coupled to a centralised mutable state</text:p>
                <text:p/>
                <text:p><text:span text:style-name="T1">myAdder.inc(2);</text:span></text:p>
                <text:p><text:span text:style-name="T1">test(myAdder.val() == 2);</text:span> <text:s text:c="3"/>//It adds!</text:p>
                <text:p/>
                <text:p><text:span text:style-name="T1">myAdder.mul(5);</text:span></text:p>
                <text:p><text:span text:style-name="T1">test(myAdder.val() == 10);</text:span> <text:s text:c="3"/>//It multiplies</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draw:frame presentation:style-name="pr8" draw:layer="layout" svg:width="25.199cm" svg:height="5.209cm" svg:x="1.4cm" svg:y="-0.014cm" presentation:class="title" presentation:user-transformed="true">
          <draw:text-box>
            <text:p>Things That Functional Programming Help Prevent, Part 2.2 </text:p>
          </draw:text-box>
        </draw:frame>
        <draw:frame presentation:style-name="pr7" draw:layer="layout" svg:width="25.199cm" svg:height="12.179cm" svg:x="1.4cm" svg:y="4.914cm" presentation:class="outline" presentation:user-transformed="true">
          <draw:text-box>
            <text:list text:style-name="L4">
              <text:list-header>
                <text:p/>
                <text:p>Let’s revisit the above class for a moment...</text:p>
                <text:p>You have an arithmetics class with the following methods:</text:p>
              </text:list-header>
            </text:list>
            <text:list text:style-name="L5">
              <text:list-item>
                <text:p>A constructor that defaults the object’s value to 0</text:p>
              </text:list-item>
              <text:list-item>
                <text:p>An add method</text:p>
              </text:list-item>
              <text:list-item>
                <text:p>A mul method</text:p>
              </text:list-item>
              <text:list-item>
                <text:p>A cos method</text:p>
                <text:p>Now, Bryan finds this very cool library online and he’d like to plugin the class’ cos method inside of a hook this library takes <text:s/>to operate on a transitional value</text:p>
                <text:p>Well... good luck Bryan, our cos function is deeply coupled with our stateful arithmetics class! Hours of fun ahead of you trying to uncouple it to plug it in the library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5" draw:layer="layout" svg:width="25.199cm" svg:height="3.506cm" svg:x="1.4cm" svg:y="0.837cm" presentation:class="title">
          <draw:text-box>
            <text:p>Things That Functional Programming Help Prevent, Part 3</text:p>
          </draw:text-box>
        </draw:frame>
        <draw:frame presentation:style-name="pr7" draw:text-style-name="P18" draw:layer="layout" svg:width="26cm" svg:height="15.486cm" svg:x="1.4cm" svg:y="4.914cm" presentation:class="outline" presentation:user-transformed="true">
          <draw:text-box>
            <text:list text:style-name="L4">
              <text:list-header>
                <text:p><text:span text:style-name="T2">//This function follows the 2 previously outlined </text:span><text:span text:style-name="T2">principles of functional programming</text:span></text:p>
                <text:p><text:span text:style-name="T2">//It just doesn't follow a sound principle of </text:span><text:span text:style-name="T2">functional design which will follow...</text:span></text:p>
                <text:p><text:span text:style-name="T2">//This function multiplies all elements of an </text:span><text:span text:style-name="T2">array by the smallest value between x and y. </text:span></text:p>
                <text:p><text:span text:style-name="T2">//And yes... I could have used a ternary </text:span><text:span text:style-name="T2">assignment to get rid of the if, but sometimes, </text:span><text:span text:style-name="T2">you can't do that</text:span></text:p>
                <text:p><text:span text:style-name="T1"/></text:p>
                <text:p><text:span text:style-name="T1">function aSomewhatComplexFunction(x, y, </text:span><text:span text:style-name="T1">list) {</text:span></text:p>
                <text:p><text:span text:style-name="T1"><text:s text:c="4"/></text:span><text:span text:style-name="T1">if(x &lt; y) {</text:span></text:p>
                <text:p><text:span text:style-name="T1"><text:s text:c="8"/></text:span><text:span text:style-name="T2">//Remember, no mutations on the </text:span><text:span text:style-name="T2">arguments so I copy the array before changing </text:span><text:span text:style-name="T2">it</text:span></text:p>
                <text:p><text:span text:style-name="T1"><text:s text:c="8"/></text:span><text:span text:style-name="T1">var listCopy = list.slice(0)</text:span></text:p>
                <text:p><text:span text:style-name="T1"><text:s text:c="8"/></text:span><text:span text:style-name="T1">var index = 0;</text:span></text:p>
                <text:p><text:span text:style-name="T1"><text:s text:c="8"/></text:span><text:span text:style-name="T1">while(index &lt; listCopy.length)</text:span></text:p>
                <text:p><text:span text:style-name="T1"><text:s text:c="8"/></text:span><text:span text:style-name="T1">{</text:span></text:p>
                <text:p><text:span text:style-name="T1"><text:s text:c="12"/></text:span><text:span text:style-name="T1">listCopy[index] = list[index]*x;</text:span></text:p>
                <text:p><text:span text:style-name="T1"><text:s text:c="12"/></text:span><text:span text:style-name="T1">index++;</text:span></text:p>
                <text:p><text:span text:style-name="T1"><text:s text:c="8"/></text:span><text:span text:style-name="T1">}</text:span></text:p>
                <text:p><text:span text:style-name="T1"><text:s text:c="4"/></text:span><text:span text:style-name="T1">}</text:span></text:p>
                <text:p><text:span text:style-name="T1"><text:s text:c="4"/></text:span><text:span text:style-name="T1">else {</text:span></text:p>
                <text:p><text:span text:style-name="T1"><text:s text:c="8"/></text:span><text:span text:style-name="T2">//Do the same thing as above with y</text:span></text:p>
                <text:p><text:span text:style-name="T1"><text:s text:c="4"/></text:span><text:span text:style-name="T1">}</text:span></text:p>
                <text:p><text:span text:style-name="T1"><text:s text:c="4"/></text:span><text:span text:style-name="T1">return listCopy</text:span></text:p>
                <text:p><text:span text:style-name="T1">}</text:span></text:p>
                <text:p><text:span text:style-name="T1"/></text:p>
                <text:p><text:span text:style-name="T1"/></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5" draw:layer="layout" svg:width="25.199cm" svg:height="3.506cm" svg:x="1.4cm" svg:y="0.837cm" presentation:class="title">
          <draw:text-box>
            <text:p>Which Brings To The Third Principle of Functional Programming </text:p>
          </draw:text-box>
        </draw:frame>
        <draw:frame presentation:style-name="pr7" draw:text-style-name="P19" draw:layer="layout" svg:width="25.199cm" svg:height="12.179cm" svg:x="1.4cm" svg:y="4.914cm" presentation:class="outline">
          <draw:text-box>
            <text:list text:style-name="L4">
              <text:list-header>
                <text:p text:style-name="P19"/>
                <text:p text:style-name="P19">Good Design!</text:p>
                <text:p text:style-name="P19">Break your functional code into simple functions:</text:p>
              </text:list-header>
            </text:list>
            <text:list text:style-name="L5">
              <text:list-item>
                <text:p text:style-name="P19">That are small and singular in purpose</text:p>
              </text:list-item>
              <text:list-item>
                <text:p text:style-name="P19">That are as agnostic to application-specific structures as you can make it</text:p>
                <text:p text:style-name="P19"/>
                <text:p text:style-name="P19">And then... assemble them into higher-order functions and functional compositions (more later)</text:p>
              </text:list-item>
            </text:list>
            <text:list text:style-name="L4">
              <text:list-header>
                <text:p text:style-name="P19">Essentially, you need to abstract away various operations in your code into simple functions that allow you to develop a vocabulary about what you are doing which you can then assemble declaratively</text:p>
                <text:p text:style-name="P19">Ramda does this very well. They got a whole bunch of pre-made structure-independent reusable functions: http://ramdajs.com/docs/</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5" draw:layer="layout" svg:width="25.199cm" svg:height="3.506cm" svg:x="1.4cm" svg:y="0.837cm" presentation:class="title" presentation:user-transformed="true">
          <draw:text-box>
            <text:p>Example of Third Principle</text:p>
          </draw:text-box>
        </draw:frame>
        <draw:frame presentation:style-name="pr7" draw:layer="layout" svg:width="25.199cm" svg:height="12.179cm" svg:x="1.4cm" svg:y="4.914cm" presentation:class="outline">
          <draw:text-box>
            <text:list text:style-name="L4">
              <text:list-header>
                <text:p/>
                <text:p>var min = null;</text:p>
                <text:p/>
                <text:p>if(x &lt; y) {</text:p>
                <text:p><text:s text:c="4"/>min = x;</text:p>
                <text:p>} else {</text:p>
                <text:p><text:s text:c="4"/>min = y;</text:p>
                <text:p>}</text:p>
                <text:p/>
                <text:p>//No...</text:p>
                <text:p>//This instead</text:p>
                <text:p/>
                <text:p>var min = R.min(x,y)</text:p>
              </text:list-header>
            </text:list>
          </draw:text-box>
        </draw:frame>
        <presentation:notes draw:style-name="dp2">
          <draw:page-thumbnail draw:style-name="gr1"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draw:frame presentation:style-name="pr5" draw:layer="layout" svg:width="25.199cm" svg:height="3.506cm" svg:x="1.4cm" svg:y="0.837cm" presentation:class="title">
          <draw:text-box>
            <text:p>Another Example of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add 1 to all its element</text:p>
                <text:p/>
                <text:p>var copyArray = myArray.slice(0);</text:p>
                <text:p>var index = 0;</text:p>
                <text:p>while(index &lt; copyArray.length)</text:p>
                <text:p>{</text:p>
                <text:p><text:s text:c="4"/>copyArray = myArray[index] + 1;</text:p>
                <text:p><text:s text:c="4"/>index++;</text:p>
                <text:p>}</text:p>
                <text:p/>
                <text:p>//*Facepalm*...</text:p>
                <text:p>//Do this instead...</text:p>
                <text:p>//I'm technically cheating, I'm using currying which I haven't explained yet, but soon... bear with me</text:p>
                <text:p/>
                <text:p>var copyArray = R.map(R.add(1), myArray)</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5" draw:layer="layout" svg:width="25.199cm" svg:height="3.506cm" svg:x="1.4cm" svg:y="0.837cm" presentation:class="title">
          <draw:text-box>
            <text:p>And Yet Another Example of the Third Principle</text:p>
          </draw:text-box>
        </draw:frame>
        <draw:frame presentation:style-name="pr7" draw:layer="layout" svg:width="25.199cm" svg:height="12.179cm" svg:x="1.4cm" svg:y="4.914cm" presentation:class="outline">
          <draw:text-box>
            <text:list text:style-name="L4">
              <text:list-header>
                <text:p>//myArray is some array defined earlier</text:p>
                <text:p>//we want to check that all values in the array are even</text:p>
                <text:p/>
                <text:p><text:span text:style-name="T1">var index = 0;</text:span></text:p>
                <text:p><text:span text:style-name="T1">var areAllEven = true;</text:span></text:p>
                <text:p><text:span text:style-name="T1">while(index &lt; myArray.length)</text:span></text:p>
                <text:p><text:span text:style-name="T1">{</text:span></text:p>
                <text:p><text:span text:style-name="T1"><text:s text:c="4"/></text:span><text:span text:style-name="T1">areAllEven = areAllEven &amp;&amp; </text:span><text:span text:style-name="T1">(myArray[index] % 2 === 0)</text:span></text:p>
                <text:p><text:span text:style-name="T1"><text:s text:c="4"/></text:span><text:span text:style-name="T1">index++;</text:span></text:p>
                <text:p><text:span text:style-name="T1">}</text:span></text:p>
                <text:p/>
                <text:p>//Or you know, you could do this instead...</text:p>
                <text:p>//Normally, you’d put the isEven function definition in a separate utils module to be re-used anywhere</text:p>
                <text:p/>
                <text:p><text:span text:style-name="T1">function isEven(val) {</text:span></text:p>
                <text:p><text:span text:style-name="T1"><text:s text:c="4"/></text:span><text:span text:style-name="T1">return val % 2 === 0;</text:span></text:p>
                <text:p><text:span text:style-name="T1">}</text:span></text:p>
                <text:p/>
                <text:p><text:span text:style-name="T1">var areAllEven = R.all(isEven, myArray)</text:span></text:p>
              </text:list-header>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draw:frame presentation:style-name="pr5" draw:layer="layout" svg:width="25.199cm" svg:height="3.506cm" svg:x="1.4cm" svg:y="0.837cm" presentation:class="title">
          <draw:text-box>
            <text:p>Additional Concepts to Know: Functional Arity</text:p>
          </draw:text-box>
        </draw:frame>
        <draw:frame presentation:style-name="pr7" draw:text-style-name="P2" draw:layer="layout" svg:width="25.199cm" svg:height="12.179cm" svg:x="1.4cm" svg:y="4.914cm" presentation:class="outline">
          <draw:text-box>
            <text:list text:style-name="L4">
              <text:list-header>
                <text:p text:style-name="P2"/>
                <text:p text:style-name="P2">This is simply the number of arguments a function takes.</text:p>
                <text:p text:style-name="P2">f(x) {...}, is a function that has an arity of 1</text:p>
                <text:p text:style-name="P2">g(x, y) {...}, is a function that has an arity of 2</text:p>
                <text:p text:style-name="P2">h(x, y, z) {...}, is a function that has an arity of 3</text:p>
                <text:p text:style-name="P2">Working with functions that have an arity of 1 is very important for functional composition, but more on that later...</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draw:frame presentation:style-name="pr5" draw:layer="layout" svg:width="25.199cm" svg:height="3.506cm" svg:x="1.4cm" svg:y="0.837cm" presentation:class="title">
          <draw:text-box>
            <text:p>Additional Concepts to Know: Higher Order Functions</text:p>
          </draw:text-box>
        </draw:frame>
        <draw:frame presentation:style-name="pr7" draw:layer="layout" svg:width="25.199cm" svg:height="12.179cm" svg:x="1.4cm" svg:y="4.914cm" presentation:class="outline">
          <draw:text-box>
            <text:list text:style-name="L4">
              <text:list-header>
                <text:p/>
                <text:p>In Javascript (and other languages supporting the functional paradigm), functions can be treated as variables and passed around to other functions (btw, js goes even further than this and treats functions are full blow objects, but I disgress)</text:p>
                <text:p/>
                <text:p>Higher order functions are functions that takes other functions as arguments and return a resulting function that does something with those functions. This is functional programming’s more flexible answer to class inheritance.</text:p>
                <text:p/>
                <text:p>And now, because few things illustrate a concept better than an example...</text:p>
                <text:p/>
                <text:p/>
              </text:list-header>
            </text:list>
          </draw:text-box>
        </draw:frame>
        <presentation:notes draw:style-name="dp2">
          <draw:page-thumbnail draw:style-name="gr1"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Higher Order Function Example</text:p>
          </draw:text-box>
        </draw:frame>
        <draw:frame presentation:style-name="pr7" draw:layer="layout" svg:width="26.4cm" svg:height="15.586cm" svg:x="1.4cm" svg:y="5.014cm" presentation:class="outline" presentation:user-transformed="true">
          <draw:text-box>
            <text:list text:style-name="L4">
              <text:list-header>
                <text:p/>
                <text:p>//This function will take any object, capitalize one of its properties and return a copy of that object with its property capitalized</text:p>
                <text:p>//The details of how to get and set the property of that object are left to a Ramda lens that is retained by the resulting function's closure</text:p>
                <text:p/>
                <text:p>//Utility functions</text:p>
                <text:p><text:span text:style-name="T1">function capitalizeFirstLetter(string) {</text:span></text:p>
                <text:p><text:span text:style-name="T1"><text:s text:c="4"/></text:span><text:span text:style-name="T1">return string.charAt(0).toUpperCase() + </text:span><text:span text:style-name="T1">string.slice(1);</text:span></text:p>
                <text:p><text:span text:style-name="T1">}</text:span></text:p>
                <text:p/>
                <text:p>//Ramda lens are a way to get and set a native javascript object’s properties in an immutable way (the setter returns a copy of the object)</text:p>
                <text:p>//Because it works with generic javascript objects rather than define a specialized class to achieve this, is it interropable with existing code and third party libraries in a way that a specialized class would not be </text:p>
                <text:p/>
                <text:p><text:span text:style-name="T1">function getProperty(propLens) {</text:span></text:p>
                <text:p><text:span text:style-name="T1"><text:s text:c="3"/></text:span><text:span text:style-name="T1">return function(someObjecT) {</text:span></text:p>
                <text:p><text:span text:style-name="T1"><text:s text:c="8"/></text:span><text:span text:style-name="T1">return R.view(propLens, someObject)</text:span></text:p>
                <text:p><text:span text:style-name="T1"><text:s text:c="4"/></text:span><text:span text:style-name="T1">}</text:span></text:p>
                <text:p><text:span text:style-name="T1">}</text:span></text:p>
                <text:p><text:span text:style-name="T1"/></text:p>
                <text:p><text:span text:style-name="T1">function setProperty(propsLens) {</text:span></text:p>
                <text:p><text:span text:style-name="T1"><text:s text:c="3"/></text:span><text:span text:style-name="T1">return function(someObject, value) {</text:span></text:p>
                <text:p><text:span text:style-name="T1"><text:s text:c="7"/></text:span><text:span text:style-name="T1">return R.set(propsLens, value, </text:span><text:span text:style-name="T1">someObject)</text:span></text:p>
                <text:p><text:span text:style-name="T1"><text:s text:c="3"/></text:span><text:span text:style-name="T1">}</text:span></text:p>
                <text:p><text:span text:style-name="T1">}</text:span></text:p>
                <text:p><text:span text:style-name="T1"/></text:p>
                <text:p>//Our higher order function</text:p>
                <text:p><text:span text:style-name="T1">function capitalizeProperty(getProperty, </text:span><text:span text:style-name="T1">setProperty) {</text:span></text:p>
                <text:p><text:span text:style-name="T1"><text:s text:c="4"/></text:span><text:span text:style-name="T1">return function(someObject) {</text:span></text:p>
                <text:p><text:span text:style-name="T1"><text:s text:c="8"/></text:span><text:span text:style-name="T1">//Yes, nested function calls look a bit </text:span><text:span text:style-name="T1">awkward. Functional composition (coming </text:span><text:span text:style-name="T1">next) solves this.</text:span></text:p>
                <text:p><text:span text:style-name="T1"><text:s text:c="8"/></text:span><text:span text:style-name="T1">return setProperty(someObject, </text:span><text:span text:style-name="T1">capitalizeFirstLetter(getProperty(someObjec</text:span><text:span text:style-name="T1">t))</text:span></text:p>
                <text:p><text:span text:style-name="T1"><text:s text:c="4"/></text:span><text:span text:style-name="T1">}</text:span></text:p>
                <text:p><text:span text:style-name="T1">}</text:span></text:p>
                <text:p/>
                <text:p>//Our specialized Ramda lens that operates on object.name property in an immutable manner</text:p>
                <text:p><text:span text:style-name="T1">var nameLens = R.lens(R.prop('name'), </text:span><text:span text:style-name="T1">R.assoc('name'));</text:span></text:p>
                <text:p><text:span text:style-name="T1"/></text:p>
                <text:p><text:span text:style-name="T1">var capitalizeName = </text:span><text:span text:style-name="T1">capitalizeProperty(getProperty(nameLens), </text:span><text:span text:style-name="T1">setProperty(nameLens))</text:span></text:p>
                <text:p><text:span text:style-name="T1"/></text:p>
                <text:p><text:span text:style-name="T1">var person = {</text:span></text:p>
                <text:p><text:span text:style-name="T1"><text:s text:c="4"/></text:span><text:span text:style-name="T1">"name": "tex"</text:span></text:p>
                <text:p><text:span text:style-name="T1">}</text:span></text:p>
                <text:p><text:span text:style-name="T1"/></text:p>
                <text:p><text:span text:style-name="T1">var personCopyWithCapitalizedName = </text:span><text:span text:style-name="T1">capitalizeName(person)</text:span></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Functional Toolbet: Composition</text:p>
          </draw:text-box>
        </draw:frame>
        <draw:frame presentation:style-name="pr7" draw:layer="layout" svg:width="25.199cm" svg:height="12.179cm" svg:x="1.4cm" svg:y="4.914cm" presentation:class="outline">
          <draw:text-box>
            <text:list text:style-name="L4">
              <text:list-header>
                <text:p>Higher order functions are useful and have their place...<text:line-break/><text:line-break/>But in many cases, the best easiest to read functional composability is achieved by: breaking your problem into a string of successive function calls, each call taking as argument the result of the previous function call.</text:p>
                <text:p/>
                <text:p>Ok, so you broke your problem in functions <text:span text:style-name="T1">f</text:span>, <text:span text:style-name="T1">g</text:span>, <text:span text:style-name="T1">h</text:span>, <text:span text:style-name="T1">i</text:span> and <text:span text:style-name="T1">j</text:span>, j being the first function called taking argument x</text:p>
                <text:p>So, your solution looks like this: <text:span text:style-name="T1">f(g(h(i(j(x))))</text:span>... hmm, did I get the parenthesises right? Hurts your eyes doesn’t it?</text:p>
                <text:p/>
                <text:p>Mathematicians and functional programmers agree.</text:p>
                <text:p>Mathematicians have this: k = <text:span text:style-name="T1">f * g *h * i * j</text:span>, then just do k(x) dummy (technically, it’s a dot, not *)</text:p>
                <text:p>And functional programmers in js using Ramda have this:</text:p>
                <text:p><text:span text:style-name="T1">k = R.compose(f, g, h, i, j)</text:span></text:p>
                <text:p><text:span text:style-name="T1">k(x) //Better no?</text:span></text:p>
                <text:p/>
                <text:p>Or if you are one of those people think looking from right to left as the order of your function calls look weird, you can also do this (but realize that most literature I’ve read so far uses compose):</text:p>
                <text:p><text:span text:style-name="T1">k = R.pipe(j, i, h, g, f)</text:span></text:p>
                <text:p><text:span text:style-name="T1">k(x) //same difference</text:span></text:p>
              </text:list-header>
            </text:list>
          </draw:text-box>
        </draw:frame>
        <presentation:notes draw:style-name="dp2">
          <draw:page-thumbnail draw:style-name="gr1"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draw:frame presentation:style-name="pr5" draw:layer="layout" svg:width="25.199cm" svg:height="3.506cm" svg:x="1.4cm" svg:y="0.837cm" presentation:class="title">
          <draw:text-box>
            <text:p>Functional Composition: Arity Problem</text:p>
          </draw:text-box>
        </draw:frame>
        <draw:frame presentation:style-name="pr7" draw:layer="layout" svg:width="25.199cm" svg:height="12.179cm" svg:x="1.4cm" svg:y="4.914cm" presentation:class="outline" presentation:user-transformed="true">
          <draw:text-box>
            <text:list text:style-name="L4">
              <text:list-header>
                <text:p>But returning to our composed function k for a moment:</text:p>
                <text:p><text:span text:style-name="T1">k = R.compose(f, g, h, i, j)</text:span></text:p>
                <text:p><text:span text:style-name="T2">Here’s the kicker, </text:span><text:span text:style-name="T1">j</text:span><text:span text:style-name="T2">, the first function called in </text:span><text:span text:style-name="T2">the list can have any arity (it’s arguments are </text:span><text:span text:style-name="T2">essentially the arguments </text:span><text:span text:style-name="T1">k</text:span><text:span text:style-name="T2"> will take), but </text:span><text:span text:style-name="T2">successive functions in the list will take the </text:span><text:span text:style-name="T2">result of the previous function, so they need to </text:span><text:span text:style-name="T2">have an arity of 1...</text:span></text:p>
              </text:list-header>
            </text:list>
          </draw:text-box>
        </draw:frame>
        <presentation:notes draw:style-name="dp2">
          <draw:page-thumbnail draw:style-name="gr1"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draw:frame presentation:style-name="pr5" draw:layer="layout" svg:width="25.199cm" svg:height="3.506cm" svg:x="1.4cm" svg:y="0.837cm" presentation:class="title">
          <draw:text-box>
            <text:p>Functional Composition, Arity workaround: Complex Types</text:p>
          </draw:text-box>
        </draw:frame>
        <draw:frame presentation:style-name="pr7" draw:layer="layout" svg:width="25.199cm" svg:height="12.179cm" svg:x="1.4cm" svg:y="4.914cm" presentation:class="outline">
          <draw:text-box>
            <text:list text:style-name="L4">
              <text:list-header>
                <text:p/>
                <text:p>One solution to the arity of 1 pipeline problem is to pass complex types which many contain any number of properties and is a technique already used with objects to abstract away optional arguments. </text:p>
                <text:p>But there are 2 important caveats to keep in mind:</text:p>
              </text:list-header>
            </text:list>
            <text:list text:style-name="L6">
              <text:list-item>
                <text:p text:style-name="P20">Non-complex types (int, string, etc) in JS are copied by value, so you get immutability of a fonction’s arguments for free. Objects and arrays are passed by reference, but should not to change in the called function.</text:p>
              </text:list-item>
              <text:list-item>
                <text:p text:style-name="P20">Functions should be made as generic as possible regarding the arguments they work on. Try to limit coupling generic functions with specific domain logic by not requiring overly specialized arguments. </text:p>
              </text:list-item>
            </text:list>
            <text:list text:style-name="L4">
              <text:list-header>
                <text:p/>
              </text:list-header>
            </text:list>
          </draw:text-box>
        </draw:frame>
        <presentation:notes draw:style-name="dp2">
          <draw:page-thumbnail draw:style-name="gr1"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draw:frame presentation:style-name="pr5" draw:layer="layout" svg:width="25.199cm" svg:height="3.506cm" svg:x="1.4cm" svg:y="0.837cm" presentation:class="title">
          <draw:text-box>
            <text:p>Functional Composition with Complex Arguments: Tuples</text:p>
          </draw:text-box>
        </draw:frame>
        <draw:frame presentation:style-name="pr7" draw:layer="layout" svg:width="25.199cm" svg:height="12.179cm" svg:x="1.4cm" svg:y="4.914cm" presentation:class="outline" presentation:user-transformed="true">
          <draw:text-box>
            <text:list text:style-name="L4">
              <text:list-header>
                <text:p/>
                <text:p>One construction which is present in many functional languages, but not Javascript, are tuples.</text:p>
                <text:p>Given 2 functions f and g, where the signature of g is g(x, y) and f returns a tuple (x, y), x and y being basic types, then you can compose g(f(...)).</text:p>
                <text:p>Tuples can be simulated, after a fashion, in Js. A full implementation is beyond the score of this presentation (see ‘Functional Programming in Javascript’ for an implementation example).</text:p>
                <text:p>Let’s look at the next slide for a usage example though... </text:p>
                <text:p/>
              </text:list-header>
            </text:list>
          </draw:text-box>
        </draw:frame>
        <presentation:notes draw:style-name="dp2">
          <draw:page-thumbnail draw:style-name="gr1"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draw:frame presentation:style-name="pr5" draw:layer="layout" svg:width="25.199cm" svg:height="3.506cm" svg:x="1.4cm" svg:y="0.837cm" presentation:class="title">
          <draw:text-box>
            <text:p>Tuple Usage example</text:p>
          </draw:text-box>
        </draw:frame>
        <draw:frame presentation:style-name="pr7" draw:layer="layout" svg:width="26cm" svg:height="15.686cm" svg:x="1.4cm" svg:y="4.914cm" presentation:class="outline" presentation:user-transformed="true">
          <draw:text-box>
            <text:list text:style-name="L4">
              <text:list-header>
                <text:p><text:span text:style-name="T1">var twoStringsTuple = Tuple(String, String)</text:span></text:p>
                <text:p><text:span text:style-name="T1"/></text:p>
                <text:p><text:span text:style-name="T1">function g(twoStringArg) {</text:span></text:p>
                <text:p><text:span text:style-name="T1"><text:s text:c="4"/></text:span><text:span text:style-name="T1">console.log('This is the first string: ' + </text:span><text:span text:style-name="T1">twoStringArg._1);</text:span></text:p>
                <text:p><text:span text:style-name="T1"><text:s text:c="4"/></text:span><text:span text:style-name="T1">console.log('This is the first string: ' + </text:span><text:span text:style-name="T1">twoStringArg._2);</text:span></text:p>
                <text:p><text:span text:style-name="T1">}</text:span></text:p>
                <text:p><text:span text:style-name="T1"/></text:p>
                <text:p><text:span text:style-name="T1">function f() {</text:span></text:p>
                <text:p><text:span text:style-name="T1"><text:s text:c="4"/></text:span><text:span text:style-name="T1">//Do some computation</text:span></text:p>
                <text:p><text:span text:style-name="T1"><text:s text:c="4"/></text:span><text:span text:style-name="T1">return new twoStringsTuple('someString', </text:span><text:span text:style-name="T1">'anotherString');</text:span></text:p>
                <text:p><text:span text:style-name="T1">}</text:span></text:p>
                <text:p/>
                <text:p>//Then, you can compose it like this:</text:p>
                <text:p><text:span text:style-name="T1">var gf = R.compose(g, f)</text:span></text:p>
              </text:list-header>
            </text:list>
          </draw:text-box>
        </draw:frame>
        <presentation:notes draw:style-name="dp2">
          <draw:page-thumbnail draw:style-name="gr1"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draw:frame presentation:style-name="pr5" draw:layer="layout" svg:width="25.199cm" svg:height="3.506cm" svg:x="1.4cm" svg:y="0.837cm" presentation:class="title" presentation:user-transformed="true">
          <draw:text-box>
            <text:p>Functional Composition with Complex Arguments: Objects</text:p>
          </draw:text-box>
        </draw:frame>
        <draw:frame presentation:style-name="pr7" draw:layer="layout" svg:width="26cm" svg:height="15.486cm" svg:x="1.4cm" svg:y="4.914cm" presentation:class="outline" presentation:user-transformed="true">
          <draw:text-box>
            <text:list text:style-name="L4">
              <text:list-header>
                <text:p/>
                <text:p><text:span text:style-name="T4">You can pass </text:span><text:span text:style-name="T4">objects to a </text:span><text:span text:style-name="T4">function where </text:span><text:span text:style-name="T4">propreties in </text:span><text:span text:style-name="T4">the object </text:span><text:span text:style-name="T4">define named </text:span><text:span text:style-name="T4">arguments.</text:span></text:p>
                <text:p><text:span text:style-name="T4"/></text:p>
                <text:p><text:span text:style-name="T4">Example:</text:span></text:p>
                <text:p><text:span text:style-name="T6"/></text:p>
                <text:p><text:span text:style-name="T6">//f(name, city), but </text:span><text:span text:style-name="T6">with object argument</text:span></text:p>
                <text:p><text:span text:style-name="T7">function f(args) {</text:span></text:p>
                <text:p><text:span text:style-name="T7"><text:s text:c="4"/></text:span><text:span text:style-name="T7">console.log('This </text:span><text:span text:style-name="T7">is the name </text:span><text:span text:style-name="T7">argument: ' + </text:span><text:span text:style-name="T7">args.name)</text:span></text:p>
                <text:p><text:span text:style-name="T7"><text:s text:c="4"/></text:span><text:span text:style-name="T7">console.log('This </text:span><text:span text:style-name="T7">is the city </text:span><text:span text:style-name="T7">argument: ' + </text:span><text:span text:style-name="T7">args.city)</text:span></text:p>
                <text:p><text:span text:style-name="T7">}</text:span></text:p>
                <text:p><text:span text:style-name="T7"/></text:p>
                <text:p><text:span text:style-name="T7">function g() {</text:span></text:p>
                <text:p><text:span text:style-name="T6"><text:s text:c="4"/></text:span><text:span text:style-name="T6">//some processing</text:span></text:p>
                <text:p><text:span text:style-name="T7"><text:s text:c="4"/></text:span><text:span text:style-name="T7">return {</text:span></text:p>
                <text:p><text:span text:style-name="T7"><text:s text:c="8"/></text:span><text:span text:style-name="T7">'name': </text:span><text:span text:style-name="T7">'someName',</text:span></text:p>
                <text:p><text:span text:style-name="T7"><text:s text:c="8"/></text:span><text:span text:style-name="T7">'city': </text:span><text:span text:style-name="T7">'someCity'</text:span></text:p>
                <text:p><text:span text:style-name="T7"><text:s text:c="4"/></text:span><text:span text:style-name="T7">}</text:span></text:p>
                <text:p><text:span text:style-name="T7">}</text:span></text:p>
                <text:p><text:span text:style-name="T6"/></text:p>
                <text:p><text:span text:style-name="T6">//And you compose </text:span><text:span text:style-name="T6">as usual</text:span></text:p>
                <text:p><text:span text:style-name="T7">var fg = </text:span><text:span text:style-name="T7">R.compose(f, g)</text:span></text:p>
                <text:p/>
              </text:list-header>
            </text:list>
          </draw:text-box>
        </draw:frame>
        <presentation:notes draw:style-name="dp2">
          <draw:page-thumbnail draw:style-name="gr1"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draw:frame presentation:style-name="pr5" draw:layer="layout" svg:width="25.199cm" svg:height="3.506cm" svg:x="1.4cm" svg:y="0.837cm" presentation:class="title" presentation:user-transformed="true">
          <draw:text-box>
            <text:p>Immutability of Object Arguments: Freeze</text:p>
          </draw:text-box>
        </draw:frame>
        <draw:frame presentation:style-name="pr7" draw:layer="layout" svg:width="25.199cm" svg:height="12.179cm" svg:x="1.4cm" svg:y="4.914cm" presentation:class="outline">
          <draw:text-box>
            <text:list text:style-name="L4">
              <text:list-header>
                <text:p>Remember that a function’s arguments need to be immutable.</text:p>
                <text:p>This can be enforced by Javascript’s Object.freeze method (which throws an exception if new properties are added or existing properties are modified/deleted).</text:p>
                <text:p>However, objects within objects can still be modified unless you recursively call Object.freeze on an object’s property.</text:p>
                <text:p>Here is an example of the g function from the previous example returning an object protected with deepFreeze (an npm library that is a recursive implementation of Object.freeze):</text:p>
                <text:p><text:span text:style-name="T8">function g() {</text:span></text:p>
                <text:p><text:span text:style-name="T9"><text:s text:c="4"/></text:span><text:span text:style-name="T9">//some processing</text:span></text:p>
                <text:p><text:span text:style-name="T8"><text:s text:c="4"/></text:span><text:span text:style-name="T8">return deepFreeze({</text:span></text:p>
                <text:p><text:span text:style-name="T8"><text:s text:c="8"/></text:span><text:span text:style-name="T8">'name': 'someName',</text:span></text:p>
                <text:p><text:span text:style-name="T8"><text:s text:c="8"/></text:span><text:span text:style-name="T8">'city': 'someCity'</text:span></text:p>
                <text:p><text:span text:style-name="T8"><text:s text:c="4"/></text:span><text:span text:style-name="T8">})</text:span></text:p>
                <text:p><text:span text:style-name="T8">}</text:span></text:p>
                <text:p/>
              </text:list-header>
            </text:list>
          </draw:text-box>
        </draw:frame>
        <presentation:notes draw:style-name="dp2">
          <draw:page-thumbnail draw:style-name="gr1"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draw:frame presentation:style-name="pr5" draw:layer="layout" svg:width="25.199cm" svg:height="3.506cm" svg:x="1.4cm" svg:y="0.837cm" presentation:class="title">
          <draw:text-box>
            <text:p>Immutability of Object Arguments: Lenses</text:p>
          </draw:text-box>
        </draw:frame>
        <draw:frame presentation:style-name="pr7" draw:layer="layout" svg:width="25.199cm" svg:height="12.179cm" svg:x="1.4cm" svg:y="4.914cm" presentation:class="outline" presentation:user-transformed="true">
          <draw:text-box>
            <text:list text:style-name="L4">
              <text:list-header>
                <text:p>Ramda lenses are a functional way to access an object’s properties in a safe (null/undefined guard) way and to modify an object’s properties in an immutable way (ie, object copy on modification).</text:p>
                <text:p>It doesn’t make the object immutable per say (the object that is operated on remains a native javascript object), but assuming only lenses are used to write to the object, then immutability is guaranteed.</text:p>
                <text:p>As an added bonus, lenses can be passed as intermediates to higher order functions and functional composition to decouple other functions from object-specific structure.</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draw:frame presentation:style-name="pr5" draw:layer="layout" svg:width="25.199cm" svg:height="3.506cm" svg:x="1.4cm" svg:y="0.837cm" presentation:class="title">
          <draw:text-box>
            <text:p>Ramda Lens Example</text:p>
          </draw:text-box>
        </draw:frame>
        <draw:frame presentation:style-name="pr7"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draw:frame presentation:style-name="pr5" draw:layer="layout" svg:width="25.199cm" svg:height="3.506cm" svg:x="1.4cm" svg:y="0.837cm" presentation:class="title">
          <draw:text-box>
            <text:p>Another Approach To Composition Arity Problem: Currying</text:p>
          </draw:text-box>
        </draw:frame>
        <draw:frame presentation:style-name="pr7" draw:layer="layout" svg:width="25.199cm" svg:height="12.17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draw:frame presentation:style-name="pr5" draw:layer="layout" svg:width="25.199cm" svg:height="3.506cm" svg:x="1.4cm" svg:y="0.837cm" presentation:class="title" presentation:user-transformed="true">
          <draw:text-box>
            <text:p>Currying Alternative: Partial Evaluation</text:p>
          </draw:text-box>
        </draw:frame>
        <draw:frame presentation:style-name="pr7"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6" presentation:class="page"/>
          <draw:frame presentation:style-name="pr3" draw:text-style-name="P2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draw:frame presentation:style-name="pr5" draw:layer="layout" svg:width="25.199cm" svg:height="3.506cm" svg:x="1.4cm" svg:y="0.837cm" presentation:class="title">
          <draw:text-box>
            <text:p>Dealing With Errors and Side Effects: Monads</text:p>
          </draw:text-box>
        </draw:frame>
        <draw:frame presentation:style-name="pr7"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draw:frame presentation:style-name="pr5" draw:layer="layout" svg:width="25.199cm" svg:height="3.506cm" svg:x="1.4cm" svg:y="0.837cm" presentation:class="title">
          <draw:text-box>
            <text:p>Error Handling: Maybe Monad</text:p>
          </draw:text-box>
        </draw:frame>
        <draw:frame presentation:style-name="pr7"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draw:frame presentation:style-name="pr5" draw:layer="layout" svg:width="25.199cm" svg:height="3.506cm" svg:x="1.4cm" svg:y="0.837cm" presentation:class="title" presentation:user-transformed="true">
          <draw:text-box>
            <text:p>Error Handling With Feedback: Either Monad</text:p>
          </draw:text-box>
        </draw:frame>
        <draw:frame presentation:style-name="pr7"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draw:frame presentation:style-name="pr5" draw:layer="layout" svg:width="25.199cm" svg:height="3.506cm" svg:x="1.4cm" svg:y="0.837cm" presentation:class="title">
          <draw:text-box>
            <text:p>Dealing With Asynchronous Code: Promise ‘Monad’</text:p>
          </draw:text-box>
        </draw:frame>
        <draw:frame presentation:style-name="pr7"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align-last="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4T11:08:00.396104709</meta:creation-date>
    <dc:date>2017-06-04T18:25:06.275134162</dc:date>
    <meta:editing-duration>PT4H30M46S</meta:editing-duration>
    <meta:editing-cycles>54</meta:editing-cycles>
    <meta:generator>LibreOffice/5.1.6.2$Linux_X86_64 LibreOffice_project/10m0$Build-2</meta:generator>
    <meta:document-statistic meta:object-count="139"/>
  </office:meta>
</office:document-meta>
</file>